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9507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38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5431in"/>
    </style:style>
    <style:style style:name="Table4.B" style:family="table-column">
      <style:table-column-properties style:column-width="4.4569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Standard" style:master-page-name="First_20_Page">
      <style:paragraph-properties style:page-number="auto"/>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8" style:family="paragraph" style:parent-style-name="Heading_20_3">
      <style:text-properties fo:font-style="normal" style:font-style-asian="normal" style:font-style-complex="normal"/>
    </style:style>
    <style:style style:name="P29" style:family="paragraph" style:parent-style-name="List_20_1_20_Cont.">
      <style:text-properties fo:font-style="normal" style:font-style-asian="normal" style:font-style-complex="normal"/>
    </style:style>
    <style:style style:name="P30" style:family="paragraph" style:parent-style-name="List_20_1_20_Cont.">
      <style:text-properties fo:font-style="normal" fo:font-weight="normal" style:font-style-asian="normal" style:font-weight-asian="normal" style:font-style-complex="normal" style:font-weight-complex="normal"/>
    </style:style>
    <style:style style:name="P31" style:family="paragraph" style:parent-style-name="List_20_1_20_End">
      <style:text-properties fo:font-style="normal" fo:font-weight="normal" style:font-style-asian="normal" style:font-weight-asian="normal" style:font-style-complex="normal" style:font-weight-complex="normal"/>
    </style:style>
    <style:style style:name="P32" style:family="paragraph" style:parent-style-name="Contents_20_1">
      <style:paragraph-properties>
        <style:tab-stops>
          <style:tab-stop style:position="6.2673in" style:type="right" style:leader-style="dotted" style:leader-text="."/>
        </style:tab-stops>
      </style:paragraph-properties>
    </style:style>
    <style:style style:name="P33"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8/03/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1.0</text:user-defined></text:p>
              </table:table-cell>
            </table:table-row>
          </table:table>
          <text:p text:style-name="Table"/>
        </draw:text-box>
      </draw:frame>
      <text:p text:style-name="P24"/>
      <text:list xml:id="list1326770840"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2"><text:s/>0. <text:s/>Document Control<text:tab/>2</text:p>
          <text:p text:style-name="P33"><text:s/>0.1. <text:s/>Table of Contents<text:tab/>2</text:p>
          <text:p text:style-name="P33"><text:s/>0.2. <text:s/>References<text:tab/>2</text:p>
          <text:p text:style-name="P33"><text:s/>0.3. <text:s/>Document History<text:tab/>3</text:p>
          <text:p text:style-name="P33"><text:s/>0.4. <text:s/>Copyright<text:tab/>3</text:p>
          <text:p text:style-name="P32"><text:s/>1. <text:s/>Overview<text:tab/>4</text:p>
          <text:p text:style-name="P33"><text:s/>1.1. <text:s/>Package Overview<text:tab/>4</text:p>
          <text:p text:style-name="P32"><text:s/>2. <text:s/>Package Detail<text:tab/>6</text:p>
          <text:p text:style-name="P33"><text:s/>2.1. <text:s/>vdmj<text:tab/>6</text:p>
          <text:p text:style-name="P33"><text:s/>2.2. <text:s/>vdmj.lex<text:tab/>7</text:p>
          <text:p text:style-name="P33"><text:s/>2.3. <text:s/>vdmj.syntax<text:tab/>10</text:p>
          <text:p text:style-name="P33"><text:s/>2.4. <text:s/>vdmj.ast<text:tab/>12</text:p>
          <text:p text:style-name="P33"><text:s/>2.5. <text:s/>vdmj.types<text:tab/>12</text:p>
          <text:p text:style-name="P33"><text:s/>2.6. <text:s/>vdmj.expressions<text:tab/>14</text:p>
          <text:p text:style-name="P33"><text:s/>2.7. <text:s/>vdmj.statements <text:tab/>16</text:p>
          <text:p text:style-name="P33"><text:s/>2.8. <text:s/>vdmj.patterns<text:tab/>17</text:p>
          <text:p text:style-name="P33"><text:s/>2.9. <text:s/>vdmj.traces<text:tab/>18</text:p>
          <text:p text:style-name="P33"><text:s/>2.10. <text:s/>vdmj.definitions<text:tab/>20</text:p>
          <text:p text:style-name="P33"><text:s/>2.11. <text:s/>vdmj.modules<text:tab/>23</text:p>
          <text:p text:style-name="P33"><text:s/>2.12. <text:s/>vdmj.typechecker<text:tab/>23</text:p>
          <text:p text:style-name="P33"><text:s/>2.13. <text:s/>vdmj.pog<text:tab/>26</text:p>
          <text:p text:style-name="P33"><text:s/>2.14. <text:s/>vdmj.runtime<text:tab/>29</text:p>
          <text:p text:style-name="P33"><text:s/>2.15. <text:s/>vdmj.scheduler<text:tab/>33</text:p>
          <text:p text:style-name="P33"><text:s/>2.16. <text:s/>vdmj.values<text:tab/>44</text:p>
          <text:p text:style-name="P33"><text:s/>2.17. <text:s/>vdmj.commands<text:tab/>46</text:p>
          <text:p text:style-name="P33"><text:s/>2.18. <text:s/>vdmj.messages<text:tab/>46</text:p>
          <text:p text:style-name="P33"><text:s/>2.19. <text:s/>vdmj.debug<text:tab/>47</text:p>
          <text:p text:style-name="P33"><text:s/>2.20. <text:s/>vdmj.config<text:tab/>50</text:p>
          <text:p text:style-name="P33"><text:s/>2.21. <text:s/>vdmj.util<text:tab/>50</text:p>
          <text:p text:style-name="P32"><text:s/>3. <text:s/>External Interfaces<text:tab/>51</text:p>
          <text:p text:style-name="P33"><text:s/>3.1. <text:s/>The Native Call Interface<text:tab/>51</text:p>
          <text:p text:style-name="P33"><text:s/>3.2. <text:s/>The Remote Control Interface<text:tab/>51</text:p>
        </text:index-body>
      </text:table-of-content>
      <text:list xml:id="list644084821" text:continue-numbering="true" text:style-name="Outline">
        <text:list-item>
          <text:list>
            <text:list-item>
              <text:h text:style-name="P26" text:outline-level="2">References</text:h>
            </text:list-item>
          </text:list>
        </text:list-item>
      </text:list>
      <text:list xml:id="list1891589021"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819688512" text:continue-list="list644084821"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2">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2">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A1" office:value-type="string">
            <text:p text:style-name="Table_20_Contents"><text:modification-date style:data-style-name="N37">28/03/10</text:modification-date></text:p>
          </table:table-cell>
          <table:table-cell table:style-name="DocHistory.A1" office:value-type="string">
            <text:p text:style-name="Table_20_Contents">Updated for Overture 0.2.0, added new scheduling details</text:p>
          </table:table-cell>
        </table:table-row>
      </table:table>
      <text:list xml:id="list1650656935"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327962388"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295491056"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AST to be used by VDMJ, but without changing the type checking and runtime classes.</text:p>
      <text:p text:style-name="Text_20_body"><text:soft-page-break/>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212491578" text:continue-numbering="true" text:style-name="Outline">
        <text:list-item>
          <text:h text:style-name="Heading_20_1" text:outline-level="1">Package Detail</text:h>
          <text:list>
            <text:list-item>
              <text:h text:style-name="P27"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text:soft-page-break/>"Module" in the <text:s/>various names (ClassReader, readClasses, ClassTypeChecker etc.), and the <text:span text:style-name="T4">dialect </text:span><text:span text:style-name="T4">constant changed from VDM_SL to VDM_PP or VDM_RT.</text:span></text:p>
      <text:p text:style-name="Text_20_body">VDMJ has a <text:span text:style-name="T3">-o </text:span><text:span text:style-name="T4">option which causes the parsed and type-checked specification to be written out to the </text:span><text:span text:style-name="T4">filename specified by the argument to </text:span><text:span text:style-name="T3">-o</text:span><text:span text:style-name="T4">. Note that the entire tree is written to the file (if there are </text:span><text:span text:style-name="T4">no type check errors), so if VDMJ is invoked with four specification files, and one </text:span><text:span text:style-name="T3">-o </text:span><text:span text:style-name="T4">option, the classes </text:span><text:span text:style-name="T4">specified by all four files are written to the one output file. Any input file called "*.lib" (rather than the </text:span><text:span text:style-name="T4">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1244748080"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1631068153"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ext:soft-page-break/>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text:soft-page-break/>Lexical analysis throws a LexException if there are any problems. Recovery is left to the syntax analysis layer.</text:p>
      <text:list xml:id="list1137712019" text:continue-numbering="true" text:style-name="Outline">
        <text:list-item>
          <text:list>
            <text:list-item>
              <text:list>
                <text:list-item>
                  <text:h text:style-name="Heading_20_3" text:outline-level="3">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property.</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73856502"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soft-page-break/><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592800027"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1618782772"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530958166"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1934030079"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ext:soft-page-break/>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155068166"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636195512"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626337283"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559660588"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702721926"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168564550"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text:soft-page-break/>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476600783"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467225931"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ext:soft-page-break/>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text:soft-page-break/>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459733179"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1431470582"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ext:soft-page-break/>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1756011376"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text:soft-page-break/>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2.12)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text:soft-page-break/>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547972751" text:continue-list="list1431470582"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809771043"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1378235993"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ext:soft-page-break/>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823874134" text:continue-list="list1756011376"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ext:soft-page-break/>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681718425"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text:soft-page-break/>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08821254" text:continue-list="list1378235993"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1173616248"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text:soft-page-break/>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text:soft-page-break/></text:p>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45846570"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ext:soft-page-break/>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096036739"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text:soft-page-break/>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text:soft-page-break/>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SchedulableThread.suspendOthers();</text:p>
      <text:p text:style-name="Preformatted_20_Text"/>
      <text:p text:style-name="Preformatted_20_Text"><text:soft-page-break/><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ext:soft-page-break/>There is a third type of breakpoint called a Tracepoint. This is very simple as it does not interrupt the flow of control in its check method, but rather evaluates some trace expression and prints its value to the console (or sends it to the GUI).</text:p>
      <text:list xml:id="list644316607"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441336030" text:continue-list="list1681718425" text:style-name="List_20_1">
        <text:list-item>
          <text:p text:style-name="List_20_1_20_Start">The runtime system is initialized from the ClassList or ModuleList classes' initialize<text:span text:style-name="T4"> method.</text:span></text:p>
        </text:list-item>
        <text:list-item>
          <text:p text:style-name="P29">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29">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1359054867"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0">Lastly, local definitions are used to override anything inherited, and the set of members are passed, together with the superclass objects, to the ObjectValue constructor.</text:p>
        </text:list-item>
        <text:list-item>
          <text:p text:style-name="P31">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824335157" text:continue-list="list644316607" text:style-name="Outline">
        <text:list-item>
          <text:list>
            <text:list-item>
              <text:h text:style-name="Heading_20_2"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3">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ext:soft-page-break/>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on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text:soft-page-break/>dialect) has a single ResourceScheduler instance. <text:s/>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if any) that is best to run next and for how long it is to be allowed to run (a timeslice). With VDM-RT, in the event that all of its threads are blocked waiting to move system time, the policy will identify this fact and identify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The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all its runnable threads waiting to perform a time step (for VDM-RT). In that case, the getMinimumTimestep method returns that value, and the scheduler uses it to find the global minimum time step.</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text:soft-page-break/>resource's advance method, which delegates to the policy's advance method. This will result in all threads which were previously in the TIMESTEP state (blocked trying to move time) being moved to the RUNNABLE state (these are RunState enum values). The scheduler then notes that it is not idle, and goes back to reschedule all the resources. One of the (now) runnable threads will be scheduled, according to policy.</text:p>
      <text:p text:style-name="Text_20_body">The reschedule method for the CPUResource is the most complex of the two. It performs the following outline:</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running != best)<text:tab/>// We swapped</text:p>
      <text:p text:style-name="Preformatted_20_Text"><text:tab/>{</text:p>
      <text:p text:style-name="Preformatted_20_Text"><text:tab/><text:tab/>if (running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running = best;</text:p>
      <text:p text:style-name="Preformatted_20_Text"><text:tab/>running.runslice(policy.getTimeslice());</text:p>
      <text:p text:style-name="Preformatted_20_Text"/>
      <text:p text:style-name="Preformatted_20_Text"><text:tab/>if (running.getRunState() == RunState.COMPLETE)</text:p>
      <text:p text:style-name="Preformatted_20_Text"><text:tab/>{</text:p>
      <text:p text:style-name="Preformatted_20_Text"><text:tab/><text:tab/>RTLogger.log("ThreadSwapOut...);</text:p>
      <text:p text:style-name="Preformatted_20_Text"><text:tab/><text:tab/>RTLogger.log("ThreadKill...);</text:p>
      <text:p text:style-name="Preformatted_20_Text"><text:tab/><text:tab/>running = null;</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is first uses the policy to determine the best thread to run next. If there is none (the CPU is idle) it returns false. Otherwise the best thread is picked up, and if it is not the one currently running on the CPU, the old one is swapped out and the new one is swapped in (possibly with a delay).</text:p>
      <text:p text:style-name="Text_20_body">The new running thread is then set, and it is allowed to run for the timeslice given by the policy. Then when the timeslice is over (or the execution ends) if the thread is complete the thread is swapped out and killed. In any event, true is returned to the resource scheduler because this resource did something (it was not idle).</text:p>
      <text:p text:style-name="Text_20_body">There are two policies implemented: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ext:soft-page-break/>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r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the body the state is changed to COMPLETE and the thread is unregistered from its resource and from the (static) list of all known threads.</text:p>
      <text:p text:style-name="Text_20_body">The main resource scheduler and all the sub-resource scheduling calls are made from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text:soft-page-break/>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soft-page-break/><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state change. These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er user can be rather "strange".</text:p>
      <text:p text:style-name="Text_20_body"/>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text:tab/>setTimestep(pause);</text:p>
      <text:p text:style-name="Preformatted_20_Text"><text:tab/>long end = SystemClock.getWallTime() + pause;</text:p>
      <text:p text:style-name="Preformatted_20_Text"/>
      <text:p text:style-name="Preformatted_20_Text"><text:tab/>while (getTimestep() &gt; 0)</text:p>
      <text:p text:style-name="Preformatted_20_Text"><text:tab/>{</text:p>
      <text:p text:style-name="Preformatted_20_Text"><text:tab/><text:tab/>waitUntilState(TIMESTEP, RUNNING);</text:p>
      <text:p text:style-name="Preformatted_20_Text"><text:tab/><text:tab/>setTimestep(end - SystemClock.getWallTime());</text:p>
      <text:p text:style-name="Preformatted_20_Text"><text:tab/>}</text:p>
      <text:p text:style-name="Preformatted_20_Text">}</text:p>
      <text:p text:style-name="Preformatted_20_Text"/>
      <text:p text:style-name="Preformatted_20_Text"/>
      <text:p text:style-name="Text_20_body">The call to setTimestep just sets a value which is subsequently retrieved by the scheduler via the <text:soft-page-break/>resource when it is asking for the minimum time step. The value is also updated by the advance call, and the getTimestep checks this in a loop that waits in state TIMESTEP while it is insufficient.</text:p>
      <text:p text:style-name="Text_20_body">The duration call is used by CycleStatements and DurationStatements, as well as PeriodicThreads (below),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reschedule yields control to the resource scheduler while keeping the thread RUNNABLE.</text:p>
      <text:p text:style-name="Preformatted_20_Text"/>
      <text:p text:style-name="Text_20_body">Most of the extension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duration method of course:</text:p>
      <text:p text:style-name="Text_20_body"/>
      <text:p text:style-name="Preformatted_20_Text">protected void body()</text:p>
      <text:p text:style-name="Preformatted_20_Text">{</text:p>
      <text:p text:style-name="Preformatted_20_Text"><text:tab/>if (first time)</text:p>
      <text:p text:style-name="Preformatted_20_Text"><text:tab/>{</text:p>
      <text:p text:style-name="Preformatted_20_Text"><text:tab/><text:tab/>if (offset &gt; 0 || jitter &gt; 0)</text:p>
      <text:p text:style-name="Preformatted_20_Text"><text:tab/><text:tab/>{</text:p>
      <text:p text:style-name="Preformatted_20_Text"><text:s text:c="4"/><text:tab/><text:tab/><text:tab/>waitUntil(offset + noise);</text:p>
      <text:p text:style-name="Preformatted_20_Text"><text:tab/><text:tab/>}</text:p>
      <text:p text:style-name="Preformatted_20_Text"><text:soft-page-break/><text:tab/>}</text:p>
      <text:p text:style-name="Preformatted_20_Text"><text:tab/>else</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Preformatted_20_Text">private void waitUntil(long until)</text:p>
      <text:p text:style-name="Preformatted_20_Text">{</text:p>
      <text:p text:style-name="Preformatted_20_Text"><text:tab/>long time = SystemClock.getWallTime();</text:p>
      <text:p text:style-name="Preformatted_20_Text"/>
      <text:p text:style-name="Preformatted_20_Text"><text:tab/>if (dialect is VDM_RT)</text:p>
      <text:p text:style-name="Preformatted_20_Text"><text:tab/>{</text:p>
      <text:p text:style-name="Preformatted_20_Text"><text:s text:c="4"/><text:tab/><text:tab/>if (until &gt; time)</text:p>
      <text:p text:style-name="Preformatted_20_Text"><text:s text:c="4"/><text:tab/><text:tab/>{</text:p>
      <text:p text:style-name="Preformatted_20_Text"><text:s text:c="4"/><text:tab/><text:tab/><text:tab/>duration(until - time);</text:p>
      <text:p text:style-name="Preformatted_20_Text"><text:s text:c="4"/><text:tab/><text:tab/>}</text:p>
      <text:p text:style-name="Preformatted_20_Text"><text:tab/>}</text:p>
      <text:p text:style-name="Preformatted_20_Text"><text:tab/>else</text:p>
      <text:p text:style-name="Preformatted_20_Text"><text:tab/>{</text:p>
      <text:p text:style-name="Preformatted_20_Text"><text:s text:c="4"/><text:tab/><text:tab/>while (until &gt; time)</text:p>
      <text:p text:style-name="Preformatted_20_Text"><text:s text:c="4"/><text:tab/><text:tab/>{</text:p>
      <text:p text:style-name="Preformatted_20_Text"><text:s text:c="4"/><text:tab/><text:tab/><text:tab/>reschedule();</text:p>
      <text:p text:style-name="Preformatted_20_Text"><text:s text:c="4"/><text:tab/><text:tab/><text:tab/>time = SystemClock.getWallTime();</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Here the waitUntil method calls duration for the time remaining. Note that the VDM++ dialect does not use the duration method. This is because VDM++ specifications do not use coordinated time movement – the system clock is incremented unconditionally by VDM++ in statements and expressions, rather than making coordinated time steps with other threads. This means that the periodic simply has to wait (by calling reschedule) until the time has moved beyond the point required.</text:p>
      <text:p text:style-name="Text_20_body">The waitUntil method is called at the start of the thread, which either waits for the initial offset time or until its expected time before (a) creating a new thread with the <text:span text:style-name="T3">next</text:span> expected time, and (b) running the operation. The next thread waits until its expected time, and so on (which means that periodic iterations can overlap if the operation takes longer than the period). <text:s/>The nextTime method performs a calculation based on jitter and delays, using a PRNG (remember a nextLong call can be positive or negative):</text:p>
      <text:p text:style-name="P21"/>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soft-page-break/>}</text:p>
      <text:p text:style-name="Preformatted_20_Text"/>
      <text:p text:style-name="Preformatted_20_Text"/>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any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Preformatted_20_Text"/>
      <text:p text:style-name="Text_20_body">Apart from BUSThread (which runs specialized code for BUS transfers) the other SchedulableThread <text:soft-page-break/>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506127434"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ext:soft-page-break/>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reschedule looping for VDM++ periodic threads (in waitUntil) is poor. It means that the threads are always ready to run, and will be scheduled (briefly) at regular intervals until their time occurs – though if timeslices are of the order of hundreds of steps, and a step is two ticks, and periods are typically a few thousand ticks apart, and there are several threads in the scheduling queue, perhaps the amount of unnecessary rescheduling is not actually that great.</text:p>
      <text:p text:style-name="Text_20_body"/>
      <text:list xml:id="list810166344"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text:soft-page-break/>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A GuardValueListener implements ValueListener, holding an ObjectValue to signal when it received a value update. The changedValue method calls the signal method of a Lock object in the ObjectValue, which is also waited for by operation guards.</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1929574148"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547510909"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VDM++ and VDM-RT.</text:p>
      <text:list xml:id="list223009695"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1368400244"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ext:soft-page-break/>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9).</text:p>
      <text:p text:style-name="Text_20_body">The RTLogger is used by VDM-RT specifications to write loggable events – such that the timing diagram can be analysed using <text:span text:style-name="T3">showtrace</text:span><text:span text:style-name="T4">. The class caches events in memory, occasionally flushing </text:span><text:span text:style-name="T4">them out to a given PrintStream. By default this is the Console. It is also possible to turn logging off (the default state), which causes log events to be discarded.</text:span></text:p>
      <text:list xml:id="list1045996047"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text:soft-page-break/></text:p>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3.2).</text:p>
      <text:p text:style-name="Text_20_body">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text:soft-page-break/>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2.17),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2124566746" text:continue-numbering="true" text:style-name="Outline">
        <text:list-item>
          <text:list>
            <text:list-item>
              <text:list>
                <text:list-item>
                  <text:h text:style-name="P28"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ext:soft-page-break/>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1490995383"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text:p>
      <text:list xml:id="list1649718532"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570947353"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2018182943"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text:soft-page-break/>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8/03/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52</text:page-number> of <text:page-count style:num-format="1">52</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8/03/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21$Build-9319</meta:generator>
    <dc:title>VDMJ Design Specification</dc:title>
    <dc:description>The design specification for VDMJ.</dc:description>
    <meta:editing-cycles>150</meta:editing-cycles>
    <meta:editing-duration>PT51H50M46S</meta:editing-duration>
    <dc:date>2010-03-28T12:37:27</dc:date>
    <meta:keyword>VDMJ</meta:keyword>
    <dc:subject>VDMJ</dc:subject>
    <meta:document-statistic meta:table-count="40" meta:image-count="0" meta:object-count="0" meta:page-count="52" meta:paragraph-count="1611" meta:word-count="23245" meta:character-count="148173"/>
    <meta:user-defined meta:name="Info 1">1.0</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